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077928237115519611"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168659459102514159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24615221891908895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176013259030599150"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33059433341132656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010185246384616093"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96863355239179968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42706952689815971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7248372" text:continue-list="list96863355239179968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679306374563457782"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244600"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242962"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7268310"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7268427"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266218"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87307394063277499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548941617093424396"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0643274142146061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270406"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47670108887608333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91089590434075840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26646521876292064" text:style-name="L15">
        <text:list-item>
          <text:list>
            <text:list-header>
              <text:p text:style-name="P182">1.5 miles averaging about 9:40/mile and rest 1 min</text:p>
            </text:list-header>
          </text:list>
        </text:list-item>
      </text:list>
      <text:p text:style-name="P24">1 mile in 8:26 and rest 2 min</text:p>
      <text:list xml:id="list626251413389957114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80295113132925728"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273415"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47629581014583374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131428690809318278"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5053487833142672451"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7243910" text:continue-list="list6131428690809318278" text:style-name="L19">
        <text:list-item>
          <text:list>
            <text:list-header>
              <text:p text:style-name="P186">(Pace*HR)=1240</text:p>
            </text:list-header>
          </text:list>
        </text:list-item>
      </text:list>
      <text:list xml:id="list37268082" text:continue-list="list4476295810145833746" text:style-name="L18">
        <text:list-item>
          <text:list>
            <text:list-header>
              <text:p text:style-name="P185">2 miles at 10:46/mile Ave HR= 121 bpm and rest a few minutes</text:p>
            </text:list-header>
          </text:list>
        </text:list-item>
      </text:list>
      <text:list xml:id="list37258401" text:continue-list="list37243910"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724375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7222051265750415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49026894915940372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0859336999827582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824144001223752940"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96582862209924317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25399705327135178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7262845"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272873"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63636883135096962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4018877368451113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94052230577635454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375841044373437582"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8801435156624750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02502123058886447" text:style-name="L32">
        <text:list-item>
          <text:list>
            <text:list-header>
              <text:p text:style-name="P196">0.25 miles in 2:54</text:p>
              <text:p text:style-name="P196">1 mile in 9:21 going faster as I ran and ending at around 8:30 pace</text:p>
            </text:list-header>
          </text:list>
        </text:list-item>
      </text:list>
      <text:list xml:id="list7379807922031797999"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634992309074212661"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488047815759807145"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289403571402910953"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text:p>
      <text:p text:style-name="P24"><text:span text:style-name="T2">Warm down:</text:span> 0.25 miles home <text:s/></text:p>
      <text:p text:style-name="P10"/>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10"><text:span text:style-name="T3">Times: 2:08, 3:26, 2:06, 3:22, 1:58.3, 3:02</text:span></text:p>
      <text:p text:style-name="P10"><text:span text:style-name="T3"><text:s text:c="2"/></text:span></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text:soft-page-break/>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text:soft-page-break/>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17905359485538980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27T17:00:45.19</dc:date>
    <dc:creator>James Lombardi</dc:creator>
    <meta:editing-duration>P24DT19H37M10S</meta:editing-duration>
    <meta:editing-cycles>1952</meta:editing-cycles>
    <meta:generator>OpenOffice/4.1.2$Win32 OpenOffice.org_project/412m3$Build-9782</meta:generator>
    <meta:document-statistic meta:table-count="0" meta:image-count="9" meta:object-count="0" meta:page-count="195" meta:paragraph-count="5669" meta:word-count="61313" meta:character-count="314177"/>
  </office:meta>
</office:document-meta>
</file>